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300000A8145B843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width="18.048cm" svg:height="25.449cm" draw:z-index="0">
        <draw:image xlink:href="Pictures/100000010000077300000A8145B84332.png" xlink:type="simple" xlink:show="embed" xlink:actuate="onLoad" draw:mime-type="image/png"/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9-14T09:43:15.082960568</dc:date>
    <meta:editing-duration>P2DT1H9M57S</meta:editing-duration>
    <meta:editing-cycles>17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